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Nina Coh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1894</text:p>
      <text:p text:style-name="P5">Month<text:tab/><text:tab/><text:tab/><text:tab/><text:tab/><text:tab/>January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Minneapolis</text:p>
      <text:p text:style-name="P5">State<text:tab/><text:tab/><text:tab/><text:tab/><text:tab/><text:tab/>MN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Thursday noon./</text:p>
      <text:p text:style-name="P2">My dear Father,/</text:p>
      <text:p text:style-name="P2"><text:tab/>I hope that/ you will be relieved to/ know that Leon reached/ here about 9 this morning./ <text:s/>He does <text:span text:style-name="T2">not</text:span><text:span text:style-name="T3"> look badly./ <text:s/>I went down town at/ once and bought him some/ clothes, and these added/ to some Manuel had will/ keep him looking respectable/ He is now taking a/ bath. <text:s/>I have asked/</text:span></text:p>
      <text:p text:style-name="P2"><text:span text:style-name="T3"/></text:p>
      <text:p text:style-name="P2"><text:span text:style-name="T3">[Page 2]</text:span></text:p>
      <text:p text:style-name="P2"><text:span text:style-name="T3">him no questions for/ I can not bear to talk/ about his conduct. <text:s/>I/ trust that all will/ go well here. <text:s/>Let us hope/ for the best./</text:span></text:p>
      <text:p text:style-name="P2"><text:span text:style-name="T3"><text:tab/>I can not tell you/ more to-day. <text:s/>The clothes/ I bought for him are/ </text:span></text:p>
      <text:p text:style-name="P2"><text:span text:style-name="T3"><text:tab/>2 night shirts/</text:span></text:p>
      <text:p text:style-name="P2"><text:span text:style-name="T3"><text:tab/>1 shirt/</text:span></text:p>
      <text:p text:style-name="P2"><text:span text:style-name="T3"><text:tab/>3 collars/</text:span></text:p>
      <text:p text:style-name="P2"><text:soft-page-break/><text:span text:style-name="T3"><text:tab/>2 socks/</text:span></text:p>
      <text:p text:style-name="P2"><text:span text:style-name="T3"><text:tab/>1 bo. arcties/</text:span></text:p>
      <text:p text:style-name="P2"><text:span text:style-name="T3"><text:tab/>1 " drawers./</text:span></text:p>
      <text:p text:style-name="P2"><text:span text:style-name="T3"><text:tab/>He had only the clothes/ on his back, a dirty shirt/</text:span></text:p>
      <text:p text:style-name="P2"><text:span text:style-name="T3"/></text:p>
      <text:p text:style-name="P2"><text:span text:style-name="T3">[Page 3]</text:span></text:p>
      <text:p text:style-name="P2"><text:span text:style-name="T3">&amp; some thin underwear./</text:span></text:p>
      <text:p text:style-name="P2"><text:span text:style-name="T3"><text:tab/>Now </text:span><text:span text:style-name="T2">please</text:span><text:span text:style-name="T3"> do not worry any more,/ but </text:span><text:span text:style-name="T4">[?]</text:span><text:span text:style-name="T3">/ </text:span><text:span text:style-name="T4">[?]</text:span><text:span text:style-name="T3"> take a respite for all./</text:span></text:p>
      <text:p text:style-name="P2"><text:span text:style-name="T3"><text:tab/>I had a letter from Tillie &amp; she/ inquires for you. <text:s/>She says she/ will come back/ <text:s/>Much love from/ your Nina/</text:span></text:p>
      <text:p text:style-name="P2"><text:span text:style-name="T3">The weather is/ very cold 20-24/ below in the/ early morning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9T14:15:34.33</meta:creation-date>
    <meta:document-statistic meta:table-count="0" meta:image-count="0" meta:object-count="0" meta:page-count="3" meta:paragraph-count="79" meta:word-count="347" meta:character-count="2195"/>
    <dc:date>2011-12-19T14:20:52.58</dc:date>
    <dc:creator>Penn Libraries</dc:creator>
    <meta:editing-duration>PT00H05M18S</meta:editing-duration>
    <meta:editing-cycles>1</meta:editing-cycles>
    <meta:generator>OpenOffice.org/3.2$Win32 OpenOffice.org_project/320m12$Build-9483</meta:generator>
  </office:meta>
</office:document-meta>
</file>